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erializerTest_enum.write( JSONSerializer serializer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SerializerTest_enum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SerializerTest_enum.OrderType( int value , String re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